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omAss Notes</text:p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Emails don't work, just print to console atm. There is a link to fleshing this out on part 8.</text:p>
      <text:p text:style-name="Standard"/>
      <text:p text:style-name="Standard">No confirmation upon successful booking submisson.</text:p>
      <text:p text:style-name="Standard"/>
      <text:p text:style-name="Standard">Members need a my room page.</text:p>
      <text:p text:style-name="Standard">To add preferences about guests.</text:p>
      <text:p text:style-name="Standard">To CRUD hosting events they've created</text:p>
      <text:p text:style-name="Standard">To CRUD availability events they've created</text:p>
      <text:p text:style-name="Standard">To CRUD occupancies in their own room</text:p>
      <text:p text:style-name="Standard"/>
      <text:p text:style-name="Standard"/>
      <text:p text:style-name="Standard">Is there a way to plug in a date range and find multiple rooms that will satisfy it?</text:p>
      <text:p text:style-name="Standard"/>
      <text:p text:style-name="Standard">NEED to link creator to booking event.</text:p>
      <text:p text:style-name="Standard"/>
      <text:p text:style-name="Standard">Perhaps limit booking to some number of months ahead, for some number of weeks total.</text:p>
      <text:p text:style-name="Standard"/>
      <text:p text:style-name="Standard">CREATION OF USERS / PERSONS / CHILDREN needs to be understood and finalized</text:p>
      <text:p text:style-name="Standard"/>
      <text:p text:style-name="Standard">how and when do events die?</text:p>
      <text:p text:style-name="Standard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/>
      <text:p text:style-name="Standard">maybe want a custom filter to deal with date presentation in My Room</text:p>
      <text:p text:style-name="Standard">probaly don't need year, time of day?</text:p>
      <text:p text:style-name="Standard"/>
      <text:p text:style-name="Standard">CREATE AVAILABILITY – needs to submit and needs date range checking</text:p>
      <text:p text:style-name="Standard"/>
      <text:p text:style-name="Standard">//////////////////////////////////////////////////////////////////</text:p>
      <text:p text:style-name="Standard">[MemberName]'s Room(s)</text:p>
      <text:p text:style-name="Standard"/>
      <text:p text:style-name="Standard">=======</text:p>
      <text:p text:style-name="Standard"/>
      <text:p text:style-name="Standard">MemberName's room is set to available for:</text:p>
      <text:p text:style-name="Standard"/>
      <text:p text:style-name="Standard">startDate – stopDate <text:s/>[edit]</text:p>
      <text:p text:style-name="Standard"><text:tab/>Occupants slated for:</text:p>
      <text:p text:style-name="Standard"><text:tab/><text:tab/>startDate – stopDate (guestName, hosted by hostName)</text:p>
      <text:p text:style-name="Standard"><text:tab/><text:tab/>startDate – stopDate (guestName, hosted by hostName)</text:p>
      <text:p text:style-name="Standard"><text:tab/><text:tab/></text:p>
      <text:p text:style-name="Standard">startDate – stopDate [edit]</text:p>
      <text:p text:style-name="Standard"><text:soft-page-break/></text:p>
      <text:p text:style-name="Standard">=======</text:p>
      <text:p text:style-name="Standard"/>
      <text:p text:style-name="Standard">childName's room is set to available for:</text:p>
      <text:p text:style-name="Standard"/>
      <text:p text:style-name="Standard">as above</text:p>
      <text:p text:style-name="Standard"/>
      <text:p text:style-name="Standard">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2T14:50:10.48</dc:date>
    <dc:creator>Trevor Pierson</dc:creator>
    <meta:editing-duration>P2DT16H3M4S</meta:editing-duration>
    <meta:editing-cycles>28</meta:editing-cycles>
    <meta:generator>OpenOffice/4.1.13$Win32 OpenOffice.org_project/4113m1$Build-9810</meta:generator>
    <meta:document-statistic meta:table-count="0" meta:image-count="0" meta:object-count="0" meta:page-count="2" meta:paragraph-count="34" meta:word-count="257" meta:character-count="1612"/>
  </office:meta>
</office:document-meta>
</file>